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fa7a5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bd5a2"/>
    </style:style>
    <style:style style:name="P5" style:family="paragraph" style:parent-style-name="Standard">
      <style:paragraph-properties fo:margin-top="0cm" fo:margin-bottom="0cm" loext:contextual-spacing="false"/>
      <style:text-properties officeooo:rsid="001da0ba" officeooo:paragraph-rsid="001da0ba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902"/>
    </style:style>
    <style:style style:name="T3" style:family="text">
      <style:text-properties style:text-underline-style="solid" style:text-underline-width="auto" style:text-underline-color="font-color" officeooo:rsid="0012b2e6"/>
    </style:style>
    <style:style style:name="T4" style:family="text">
      <style:text-properties officeooo:rsid="000e96ed"/>
    </style:style>
    <style:style style:name="T5" style:family="text">
      <style:text-properties officeooo:rsid="000eb88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e870"/>
    </style:style>
    <style:style style:name="T8" style:family="text">
      <style:text-properties officeooo:rsid="0013ceb9"/>
    </style:style>
    <style:style style:name="T9" style:family="text">
      <style:text-properties officeooo:rsid="0018bf64"/>
    </style:style>
    <style:style style:name="gr1" style:family="graphic">
      <style:graphic-properties draw:marker-start="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><text:tab/> <text:tab/> <text:tab/></text:p>
      <text:p text:style-name="P2"><text:span text:style-name="T4">1)</text:span> Escola( <text:span text:style-name="T1">CNPJ</text:span>, nome, nome_fantasia, cor<text:span text:style-name="T5">1, cor2</text:span>, <text:span text:style-name="T8">cor3, </text:span><text:s/>endereço)</text:p>
      <text:p text:style-name="P2"><draw:path text:anchor-type="paragraph" draw:z-index="11" draw:name="Forma12" draw:style-name="gr5" draw:text-style-name="P7" svg:width="15.348cm" svg:height="6.069cm" draw:transform="skewX (0.00209439510239322) rotate (-1.77517438220343) translate (5.75551768669868cm 0.620751254210042cm)" svg:viewBox="0 0 15349 6070" svg:d="M0 3759c651 0 833 611 833 611l274 1700 14242-2979-629-3006 281-85"><text:p/></draw:path></text:p>
      <text:p text:style-name="P2"><draw:path text:anchor-type="paragraph" draw:z-index="2" draw:name="Forma3" draw:style-name="gr2" draw:text-style-name="P7" svg:width="5.78cm" svg:height="3.476cm" draw:transform="skewX (-0.0144862327915529) rotate (3.04490141302931) translate (5.02884706548508cm 4.03401579125386cm)" svg:viewBox="0 0 5781 3477" svg:d="M0 0c4673-1 5781 195 5781 195l-706 2638-2488-303-425 947"><text:p/></draw:path><text:span text:style-name="T4">2)</text:span>Campeonato( <text:span text:style-name="T1">ano</text:span>, <text:span text:style-name="T1">estado</text:span> , data_inicio, data_fim, regulamento)</text:p>
      <text:p text:style-name="P2"><draw:path text:anchor-type="paragraph" draw:z-index="3" draw:name="Forma4" draw:style-name="gr3" draw:text-style-name="P7" svg:width="3.013cm" svg:height="7.433cm" draw:transform="skewX (0.0115191730631626) rotate (-1.64322749075266) translate (11.6291951240369cm 0.424067360006722cm)" svg:viewBox="0 0 3014 7434" svg:d="M0 7434c390 0 639-241 639-241l-142-1694-393-3606 783-336c0 0 751-1396 691-1392-61 4 1126-165 1126-165l310 117-24 57"><text:p/></draw:path><draw:path text:anchor-type="paragraph" draw:z-index="10" draw:name="Forma11" draw:style-name="gr5" draw:text-style-name="P7" svg:width="9.467cm" svg:height="11.297cm" draw:transform="skewX (0.0146607657167524) rotate (0.471238898038469) translate (1.72455849967085cm 1.22967735336175cm)" svg:viewBox="0 0 9468 11298" svg:d="M1463 120c179 0 214-12 214-12 0 0 345-96 321-108s237 541 237 541l7233 3387-2211 5006-6924 2352 95-12-428 24"><text:p/></draw:path><draw:path text:anchor-type="paragraph" draw:z-index="12" draw:name="Forma13" draw:style-name="gr5" draw:text-style-name="P7" svg:width="17.022cm" svg:height="13.932cm" draw:transform="skewX (0.0158824961931484) rotate (-0.647691685415096) translate (7.18203485565173cm -5.04062767212032cm)" svg:viewBox="0 0 17023 13933" svg:d="M0 6270c445 0 885-51 885-51l659-210 7890-6009 7296 10331 293 424-3309 2942 182 236"><text:p/></draw:path><draw:path text:anchor-type="paragraph" draw:z-index="13" draw:name="Forma14" draw:style-name="gr5" draw:text-style-name="P7" svg:width="16.179cm" svg:height="11.771cm" draw:transform="skewX (0.00488692190558404) rotate (-1.00216805649515) translate (9.57922654545388cm -3.34107450506439cm)" svg:viewBox="0 0 16180 11772" svg:d="M0 6091c246 0 538 60 552 38 14-21 106 99 106 99l3618-6021 756-207 5431 3303 5717 2703-3352 5533 414 233"><text:p/></draw:path></text:p>
      <text:p text:style-name="P2"><draw:path text:anchor-type="paragraph" draw:z-index="0" draw:name="Forma1" draw:style-name="gr1" draw:text-style-name="P7" svg:width="0.798cm" svg:height="6.918cm" draw:transform="skewX (0.0801106126665397) rotate (1.51791285045947) translate (3.09891849297591cm 1.15847265883244cm)" svg:viewBox="0 0 799 6919" svg:d="M662 6919c533 0-662-6631-662-6631l672-288 52 54"><text:p/></draw:path><text:span text:style-name="T4">3)</text:span>Sambódromo( <text:span text:style-name="T1">id</text:span>, nome, endereço, data_inauguração)</text:p>
      <text:p text:style-name="P2"><draw:path text:anchor-type="paragraph" draw:z-index="1" draw:name="Forma2" draw:style-name="gr2" draw:text-style-name="P7" svg:width="3.285cm" svg:height="1.92cm" draw:transform="rotate (-3.14159265358979) translate (2.93863888888889cm 1.77976388888889cm)" svg:viewBox="0 0 3286 1921" svg:d="M945 0c364 0 2341 764 2341 764l-614 737-2256-107-416 527"><text:p/></draw:path></text:p>
      <text:p text:style-name="P2"><text:span text:style-name="T4">4)</text:span>Setores( <text:span text:style-name="T1">c</text:span>ó<text:span text:style-name="T1">d</text:span>ig<text:span text:style-name="T1">o</text:span>, categoria, valor, capacidade, <text:span text:style-name="T1">id_sambódromo</text:span>)</text:p>
      <text:p text:style-name="P2"><draw:polyline text:anchor-type="paragraph" draw:z-index="4" draw:style-name="gr4" draw:text-style-name="P7" svg:width="0.423cm" svg:height="0.129cm" draw:transform="rotate (-0.323933109170148) translate (1.98177120895723cm 0.434730767073277cm)" svg:viewBox="0 0 424 130" draw:points="0,8 291,0 424,130"><text:p/></draw:polyline></text:p>
      <text:p text:style-name="P2"><draw:path text:anchor-type="paragraph" draw:z-index="5" draw:name="Forma5" draw:style-name="gr4" draw:text-style-name="P7" svg:width="0.391cm" svg:height="0.097cm" draw:transform="skewX (0.337895743186102) rotate (-0.0949459113084921) translate (4.78598107059999cm -0.00824632901166614cm)" svg:viewBox="0 0 392 98" svg:d="M0 1c118 44 482-71 372 81l6 16"><text:p/></draw:path><text:span text:style-name="T4">5)</text:span>Sediar( <text:span text:style-name="T1">id_sambódromo</text:span>, <text:span text:style-name="T1">ano_campeonato</text:span>, <text:span text:style-name="T1">estado_campeonato</text:span>)</text:p>
      <text:p text:style-name="P2"><draw:path text:anchor-type="paragraph" draw:z-index="8" draw:name="Forma9" draw:style-name="gr5" draw:text-style-name="P7" svg:width="5.606cm" svg:height="2.825cm" draw:transform="skewX (-0.000349065850398877) rotate (1.63432631156749) translate (-0.145426610701725cm 6.18064990426884cm)" svg:viewBox="0 0 5607 2826" svg:d="M5352 2704c304 0 252-685 252-685l-76-1766-4874-253 46 2826-700-8"><text:p/></draw:path></text:p>
      <text:p text:style-name="P2"><text:span text:style-name="T4">6)</text:span>Pessoa( <text:span text:style-name="T1">CPF</text:span>, nome, sexo, endereço, nascimento, nacionalidade)</text:p>
      <text:p text:style-name="P2"><draw:line text:anchor-type="paragraph" draw:z-index="6" draw:name="Forma6" draw:style-name="gr5" draw:text-style-name="P7" svg:x1="2.288cm" svg:y1="-0.136cm" svg:x2="2.27cm" svg:y2="0.614cm"><text:p/></draw:line><draw:path text:anchor-type="paragraph" draw:z-index="7" draw:name="Forma8" draw:style-name="gr5" draw:text-style-name="P7" svg:width="3.549cm" svg:height="4.048cm" draw:transform="skewX (-0.0528834763354281) rotate (-2.24239902296231) translate (4.46894587070857cm 1.60373638345416cm)" svg:viewBox="0 0 3550 4049" svg:d="M0 2801c470-1 1867 1248 1867 1248 0 0 1697-1270 1683-1259-14 10-1919-2427-1919-2427l414-363"><text:p/></draw:path><draw:path text:anchor-type="paragraph" draw:z-index="23" draw:name="Forma7" draw:style-name="gr6" draw:text-style-name="P7" svg:width="3.077cm" svg:height="2.831cm" draw:transform="skewX (-0.0420624349730633) rotate (-0.981398638396412) translate (4.32918519333755cm -1.34725314420822cm)" svg:viewBox="0 0 3078 2832" svg:d="M0 2191c606 0 1492-1290 1423-1193-68 96 800-998 800-998l855 616-1313 1848 535 368"><text:p/></draw:path></text:p>
      <text:p text:style-name="P2"><text:span text:style-name="T4">7)</text:span>Jurado( <text:span text:style-name="T1">CPF</text:span>, atividade)</text:p>
      <text:p text:style-name="P2"><draw:path text:anchor-type="paragraph" draw:z-index="19" draw:name="Forma19" draw:style-name="gr6" draw:text-style-name="P7" svg:width="9.402cm" svg:height="15.643cm" draw:transform="rotate (-1.5707963267949) translate (18.0481111111111cm -0.146402777777783cm)" svg:viewBox="0 0 9403 15644" svg:d="M0 15644c328 0 524-550 524-550l-162-15094 8648 33c0 0 131 5355 131 5388s262 0 262 0"><text:p/></draw:path></text:p>
      <text:p text:style-name="P2"><text:span text:style-name="T4">8)</text:span>Participante( <text:span text:style-name="T1">CPF</text:span>, cargo)</text:p>
      <text:p text:style-name="P2"><draw:path text:anchor-type="paragraph" draw:z-index="20" draw:name="Forma26" draw:style-name="gr6" draw:text-style-name="P7" svg:width="6.76cm" svg:height="6.718cm" draw:transform="skewX (-0.0197222205475359) rotate (-0.950855376486511) translate (6.7800829018703cm -2.66459928796919cm)" svg:viewBox="0 0 6761 6719" svg:d="M0 4312c416 0 890-193 890-193l3021-4119 2850 2106-3084 4319 406 294 66-33"><text:p/></draw:path></text:p>
      <text:p text:style-name="P2"><draw:path text:anchor-type="paragraph" draw:z-index="17" draw:name="Forma20" draw:style-name="gr5" draw:text-style-name="P7" svg:width="8.344cm" svg:height="3.624cm" draw:transform="rotate (-1.5707963267949) translate (3.08151388888889cm 0.432152777777778cm)" svg:viewBox="0 0 8345 3625" svg:d="M0 26c328 0 711 0 711 0l55 3599 7278-158v-3467h301"><text:p/></draw:path><text:span text:style-name="T4">9)</text:span>Espectador( <text:span text:style-name="T1">CPF</text:span>, email, ingresso, telefone)</text:p>
      <text:p text:style-name="P2"/>
      <text:p text:style-name="P2"><draw:path text:anchor-type="paragraph" draw:z-index="9" draw:name="Forma10" draw:style-name="gr5" draw:text-style-name="P7" svg:width="0.869cm" svg:height="0cm" draw:transform="rotate (-1.5707963267949) translate (2.81340277777778cm 0.395111111111111cm)" svg:viewBox="0 0 870 0" svg:d="M0 0c870 0 870 0 870 0"><text:p/></draw:path><text:span text:style-name="T4">10)</text:span>Fundador( <text:span text:style-name="T1">CPF</text:span>, data_óbito)</text:p>
      <text:p text:style-name="P2"/>
      <text:p text:style-name="P2"><text:span text:style-name="T4">11)</text:span>Fundar( <text:span text:style-name="T1">CPF_Fundador</text:span>, <text:span text:style-name="T1">id_sambódromo</text:span>)</text:p>
      <text:p text:style-name="P2"/>
      <text:p text:style-name="P2"><text:span text:style-name="T4">12)</text:span>Filiar( <text:span text:style-name="T1">CPF_Participante</text:span>, CNPJ_Escola, <text:span text:style-name="T5">data_filiação, data_desfiliação</text:span> )</text:p>
      <text:p text:style-name="P2"><draw:path text:anchor-type="paragraph" draw:z-index="22" draw:name="Forma21" draw:style-name="gr6" draw:text-style-name="P7" svg:width="3.895cm" svg:height="7.046cm" draw:transform="rotate (1.5707963267949) translate (-0.687916666666667cm 3.97580555555556cm)" svg:viewBox="0 0 3896 7047" svg:d="M3306 4008c473 0 544-738 544-738l46-3270-3376 145v6902h-520v-23"><text:p/></draw:path></text:p>
      <text:p text:style-name="P3"><draw:path text:anchor-type="paragraph" draw:z-index="14" draw:name="Forma16" draw:style-name="gr5" draw:text-style-name="P7" svg:width="1.464cm" svg:height="0.002cm" draw:transform="skewX (1.19363067543892) rotate (-1.6011650557796) translate (5.58976124821141cm 0.597950968125751cm)" svg:viewBox="0 0 1465 3" svg:d="M0 0c1433 1 1458 1 1458 1l7 2"><text:p/></draw:path><draw:line text:anchor-type="paragraph" draw:z-index="15" draw:name="Forma17" draw:style-name="gr5" draw:text-style-name="P7" svg:x1="8.116cm" svg:y1="0.448cm" svg:x2="8.135cm" svg:y2="1.974cm"><text:p/></draw:line><draw:path text:anchor-type="paragraph" draw:z-index="16" draw:name="Forma18" draw:style-name="gr5" draw:text-style-name="P7" svg:width="1.819cm" svg:height="0.012cm" draw:transform="skewX (0.565137611795764) rotate (-1.99822746060831) translate (11.274182280057cm 0.416535551138204cm)" svg:viewBox="0 0 1820 13" svg:d="M0 12c1837 4 1820-12 1820-12"><text:p/></draw:path><draw:path text:anchor-type="paragraph" draw:z-index="18" draw:name="Forma24" draw:style-name="gr5" draw:text-style-name="P7" svg:width="2.972cm" svg:height="9.46cm" draw:transform="skewX (-0.00122173047639603) rotate (-1.54409278923938) translate (8.62220113688765cm 0.49936058580228cm)" svg:viewBox="0 0 2973 9461" svg:d="M0 3531c996 0 1182 1143 1182 1143l-161 4787 1335-44 209-9417 408 11"><text:p/></draw:path><draw:path text:anchor-type="paragraph" draw:z-index="21" draw:name="Forma15" draw:style-name="gr6" draw:text-style-name="P7" svg:width="1.29cm" svg:height="2.307cm" draw:transform="skewX (-0.106988683147252) rotate (-1.05749499378337) translate (3.6804922544682cm 0.18932726353869cm)" svg:viewBox="0 0 1291 2308" svg:d="M359 165c737 0 932-165 932-165l-1291 1924c0 0 679 325 640 384l15-152"><text:p/></draw:path><draw:path text:anchor-type="paragraph" draw:z-index="24" draw:name="Forma23" draw:style-name="gr6" draw:text-style-name="P7" svg:width="3.187cm" svg:height="4.647cm" draw:transform="skewX (-0.0198967534727353) rotate (-1.52646496379424) translate (16.1696231046579cm 0.174352362899415cm)" svg:viewBox="0 0 3188 4648" svg:d="M0 4648c983 0 939-969 939-969l263-3679 1986 66"><text:p/></draw:path><draw:path text:anchor-type="paragraph" draw:z-index="25" draw:name="Forma22" draw:style-name="gr6" draw:text-style-name="P7" svg:width="4.232cm" svg:height="3.839cm" draw:transform="skewX (-0.0858701991981211) rotate (-1.30445908294056) translate (16.3986279718567cm -0.856821107565328cm)" svg:viewBox="0 0 4233 3840" svg:d="M0 3840c512 0 950-543 950-543l1209-3297 2074 604"><text:p/></draw:path><text:span text:style-name="T4">13)</text:span>Integrante( <text:span text:style-name="T1">CNPJ</text:span>, <text:span text:style-name="T1">estado_campeonato</text:span>, <text:span text:style-name="T1">ano_campeonato</text:span>, <text:span text:style-name="T1">data_desfile,</text:span><text:span text:style-name="T6"> </text:span>grupo, colocação, enredo, hora_inicio, hora_fim)</text:p>
      <text:p text:style-name="P2"/>
      <text:p text:style-name="P4"><text:span text:style-name="T4">14)</text:span>Julg<text:span text:style-name="T9">ar</text:span>( <text:span text:style-name="T1">CNPJ</text:span>, <text:span text:style-name="T1">estado_campeonato</text:span>, <text:span text:style-name="T1">ano_campeonato</text:span>, <text:span text:style-name="T1">d</text:span><text:span text:style-name="T2">ata</text:span><text:span text:style-name="T6">,</text:span> <text:span text:style-name="T1">CPF_Jurado</text:span>, <text:span text:style-name="T6"><text:s/>quesito</text:span><text:span text:style-name="T1"> </text:span><text:span text:style-name="T6">,nota</text:span><text:span text:style-name="T7">)</text:span> </text:p>
      <text:p text:style-name="P2"/>
      <text:p text:style-name="P2"><text:span text:style-name="T4">15)</text:span>SEI( <text:span text:style-name="T1">CPF_Espectador</text:span>, <text:span text:style-name="T1">CNPJ</text:span>, <text:span text:style-name="T1">estado_campeonato</text:span>, <text:span text:style-name="T1">ano_campeonato,</text:span><text:span text:style-name="T6"> </text:span><text:span text:style-name="T3">data_desfile</text:span>, id_sambódromo, código_setores)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20pt" fo:language="pt" fo:country="BR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6pt" fo:language="pt" fo:country="BR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1" fo:font-family="Arial" style:font-family-generic="swiss" style:font-pitch="variable" fo:font-size="14pt" fo:language="pt" fo:country="BR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2pt" fo:language="pt" fo:country="BR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pt" fo:country="BR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54cm" fo:margin-left="1.531cm" fo:margin-right="1.757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12-13T13:26:05.340583880</dc:date>
    <meta:editing-cycles>37</meta:editing-cycles>
    <meta:editing-duration>PT3H7M43S</meta:editing-duration>
    <meta:generator>LibreOffice/5.2.3.2$Linux_X86_64 LibreOffice_project/20m0$Build-2</meta:generator>
    <meta:document-statistic meta:table-count="0" meta:image-count="0" meta:object-count="0" meta:page-count="1" meta:paragraph-count="16" meta:word-count="87" meta:character-count="923" meta:non-whitespace-character-count="843"/>
  </office:meta>
</office:document-meta>
</file>